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0fa50ed"/>
    </style:style>
    <style:style style:name="T14" style:family="text">
      <style:text-properties officeooo:rsid="0103b21e"/>
    </style:style>
    <style:style style:name="T15" style:family="text">
      <style:text-properties officeooo:rsid="010447c4"/>
    </style:style>
    <style:style style:name="T16" style:family="text">
      <style:text-properties officeooo:rsid="01049b51"/>
    </style:style>
    <style:style style:name="T17" style:family="text">
      <style:text-properties officeooo:rsid="01059c66"/>
    </style:style>
    <style:style style:name="T18" style:family="text">
      <style:text-properties officeooo:rsid="0109aef5"/>
    </style:style>
    <style:style style:name="T19" style:family="text">
      <style:text-properties officeooo:rsid="010c7219"/>
    </style:style>
    <style:style style:name="T20" style:family="text">
      <style:text-properties officeooo:rsid="0114861f"/>
    </style:style>
    <style:style style:name="T21" style:family="text">
      <style:text-properties officeooo:rsid="0115c597"/>
    </style:style>
    <style:style style:name="T22" style:family="text">
      <style:text-properties officeooo:rsid="00065d6c"/>
    </style:style>
    <style:style style:name="T23" style:family="text">
      <style:text-properties officeooo:rsid="011c009c"/>
    </style:style>
    <style:style style:name="T24" style:family="text">
      <style:text-properties officeooo:rsid="00f807ce"/>
    </style:style>
    <style:style style:name="T25" style:family="text">
      <style:text-properties officeooo:rsid="0120162e"/>
    </style:style>
    <style:style style:name="T26" style:family="text">
      <style:text-properties officeooo:rsid="013db13a"/>
    </style:style>
    <style:style style:name="T27" style:family="text">
      <style:text-properties officeooo:rsid="013fba44"/>
    </style:style>
    <style:style style:name="T28" style:family="text">
      <style:text-properties officeooo:rsid="014f9c9f"/>
    </style:style>
    <style:style style:name="T29" style:family="text">
      <style:text-properties officeooo:rsid="015427ae"/>
    </style:style>
    <style:style style:name="T30" style:family="text">
      <style:text-properties officeooo:rsid="015f83f9"/>
    </style:style>
    <style:style style:name="T31" style:family="text">
      <style:text-properties officeooo:rsid="0164e3b7"/>
    </style:style>
    <style:style style:name="T32" style:family="text">
      <style:text-properties officeooo:rsid="016879ea"/>
    </style:style>
    <style:style style:name="T33" style:family="text">
      <style:text-properties officeooo:rsid="0179b94e"/>
    </style:style>
    <style:style style:name="T34" style:family="text">
      <style:text-properties officeooo:rsid="017ff373"/>
    </style:style>
    <style:style style:name="T35" style:family="text">
      <style:text-properties officeooo:rsid="01b8af1d"/>
    </style:style>
    <style:style style:name="T36" style:family="text">
      <style:text-properties officeooo:rsid="01cc9b43"/>
    </style:style>
    <style:style style:name="T37" style:family="text">
      <style:text-properties officeooo:rsid="01e62ae6"/>
    </style:style>
    <style:style style:name="T38" style:family="text">
      <style:text-properties officeooo:rsid="01f85d0b"/>
    </style:style>
    <style:style style:name="T39" style:family="text">
      <style:text-properties officeooo:rsid="020662e5"/>
    </style:style>
    <style:style style:name="T40" style:family="text">
      <style:text-properties officeooo:rsid="0210cfb5"/>
    </style:style>
    <style:style style:name="T41" style:family="text">
      <style:text-properties officeooo:rsid="02189ccc"/>
    </style:style>
    <style:style style:name="T42" style:family="text">
      <style:text-properties officeooo:rsid="022c906c"/>
    </style:style>
    <style:style style:name="T43" style:family="text">
      <style:text-properties officeooo:rsid="0232bc6f"/>
    </style:style>
    <style:style style:name="T44" style:family="text">
      <style:text-properties officeooo:rsid="0238c665"/>
    </style:style>
    <style:style style:name="T45" style:family="text">
      <style:text-properties officeooo:rsid="023b947b"/>
    </style:style>
    <style:style style:name="T46" style:family="text">
      <style:text-properties officeooo:rsid="023d42e9"/>
    </style:style>
    <style:style style:name="T47" style:family="text">
      <style:text-properties officeooo:rsid="02441655"/>
    </style:style>
    <style:style style:name="T48" style:family="text">
      <style:text-properties officeooo:rsid="0248a48b"/>
    </style:style>
    <style:style style:name="T49" style:family="text">
      <style:text-properties officeooo:rsid="024e1cb6"/>
    </style:style>
    <style:style style:name="T50" style:family="text">
      <style:text-properties officeooo:rsid="02506d25"/>
    </style:style>
    <style:style style:name="T51" style:family="text">
      <style:text-properties officeooo:rsid="0252831c"/>
    </style:style>
    <style:style style:name="T52" style:family="text">
      <style:text-properties officeooo:rsid="02552e66"/>
    </style:style>
    <style:style style:name="T53" style:family="text">
      <style:text-properties officeooo:rsid="025969d9"/>
    </style:style>
    <style:style style:name="T54" style:family="text">
      <style:text-properties officeooo:rsid="02615656"/>
    </style:style>
    <style:style style:name="T55" style:family="text">
      <style:text-properties officeooo:rsid="02636623"/>
    </style:style>
    <style:style style:name="T56" style:family="text">
      <style:text-properties officeooo:rsid="026497e2"/>
    </style:style>
    <style:style style:name="T57" style:family="text">
      <style:text-properties officeooo:rsid="026a1dc0"/>
    </style:style>
    <style:style style:name="T58" style:family="text">
      <style:text-properties officeooo:rsid="02700d14"/>
    </style:style>
    <style:style style:name="T59" style:family="text">
      <style:text-properties officeooo:rsid="02707d12"/>
    </style:style>
    <style:style style:name="T60" style:family="text">
      <style:text-properties officeooo:rsid="0271a37a"/>
    </style:style>
    <style:style style:name="T61" style:family="text">
      <style:text-properties officeooo:rsid="027ca047"/>
    </style:style>
    <style:style style:name="T62" style:family="text">
      <style:text-properties officeooo:rsid="0285a007"/>
    </style:style>
    <style:style style:name="T63" style:family="text">
      <style:text-properties officeooo:rsid="02879ec7"/>
    </style:style>
    <style:style style:name="T64" style:family="text">
      <style:text-properties officeooo:rsid="02932972"/>
    </style:style>
    <style:style style:name="T65" style:family="text">
      <style:text-properties officeooo:rsid="02950381"/>
    </style:style>
    <style:style style:name="T66" style:family="text">
      <style:text-properties officeooo:rsid="0297bf7a"/>
    </style:style>
    <style:style style:name="T67" style:family="text">
      <style:text-properties officeooo:rsid="02991a12"/>
    </style:style>
    <style:style style:name="T68" style:family="text">
      <style:text-properties officeooo:rsid="029d2d5e"/>
    </style:style>
    <style:style style:name="T69" style:family="text">
      <style:text-properties officeooo:rsid="029dccf3"/>
    </style:style>
    <style:style style:name="T70" style:family="text">
      <style:text-properties officeooo:rsid="029fad0a"/>
    </style:style>
    <style:style style:name="T71" style:family="text">
      <style:text-properties officeooo:rsid="02a2e2fc"/>
    </style:style>
    <style:style style:name="T72" style:family="text">
      <style:text-properties officeooo:rsid="02a4e322"/>
    </style:style>
    <style:style style:name="T73" style:family="text">
      <style:text-properties officeooo:rsid="02a5d83f"/>
    </style:style>
    <style:style style:name="T74" style:family="text">
      <style:text-properties officeooo:rsid="02a771f4"/>
    </style:style>
    <style:style style:name="T75" style:family="text">
      <style:text-properties officeooo:rsid="02a8881a"/>
    </style:style>
    <style:style style:name="T76" style:family="text">
      <style:text-properties officeooo:rsid="02ab1f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tab/>Website Software Versions</text:h>
      <text:p text:style-name="Text_20_body">Active Presenter: <text:span text:style-name="T8">8.</text:span><text:span text:style-name="T40">3.</text:span><text:span text:style-name="T53">2</text:span></text:p>
      <text:p text:style-name="P1">LibreOffice: <text:span text:style-name="T31">7.</text:span><text:span text:style-name="T57">1.</text:span><text:span text:style-name="T64">1</text:span></text:p>
      <text:p text:style-name="P1">Thunderbird: <text:span text:style-name="T32">78.</text:span><text:span text:style-name="T62">8.</text:span><text:span text:style-name="T68">1</text:span></text:p>
      <text:p text:style-name="P9"><text:span text:style-name="T22">WPS Office: 11.2.0.</text:span><text:span text:style-name="T65">100</text:span><text:span text:style-name="T71">78</text:span></text:p>
      <text:p text:style-name="P1">VLC: 3.0.<text:span text:style-name="T20">1</text:span><text:span text:style-name="T49">2</text:span></text:p>
      <text:p text:style-name="P1">DVDStyler: 3.<text:span text:style-name="T1">1</text:span></text:p>
      <text:p text:style-name="P1">GIMP: 2.10.<text:span text:style-name="T27">2</text:span><text:span text:style-name="T36">2</text:span></text:p>
      <text:p text:style-name="P1">OpenShot: <text:span text:style-name="T1">2.5.</text:span><text:span text:style-name="T10">1</text:span></text:p>
      <text:p text:style-name="P16"><text:span text:style-name="T22">Audacity: </text:span><text:span text:style-name="T72">3.0.0</text:span></text:p>
      <text:p text:style-name="P1">Paint.net: 4.<text:span text:style-name="T3">2.1</text:span><text:span text:style-name="T54">5</text:span></text:p>
      <text:p text:style-name="P1">MakeMKV: 1.1<text:span text:style-name="T66">6.</text:span><text:span text:style-name="T73">3</text:span></text:p>
      <text:p text:style-name="P5">SMPlayer: <text:span text:style-name="T14">2</text:span><text:span text:style-name="T47">1.1.0</text:span></text:p>
      <text:p text:style-name="P14">Kdenlive: <text:span text:style-name="T21">20.</text:span><text:span text:style-name="T42">12.</text:span><text:span text:style-name="T69">3</text:span></text:p>
      <text:p text:style-name="P15">Ubuntu Server: 20.04.<text:span text:style-name="T58">2</text:span></text:p>
      <text:p text:style-name="P1">Fedora: 3<text:span text:style-name="T37">3</text:span></text:p>
      <text:p text:style-name="P10"><text:span text:style-name="T24">CloudReady </text:span><text:span text:style-name="T12">(Image)</text:span><text:span text:style-name="T24">: </text:span><text:span text:style-name="T15">8</text:span><text:span text:style-name="T48">7.</text:span><text:span text:style-name="T63">4.22</text:span></text:p>
      <text:p text:style-name="P1">Linux Mint: <text:span text:style-name="T29">20.</text:span><text:span text:style-name="T44">1</text:span></text:p>
      <text:p text:style-name="P1">Ubuntu: <text:span text:style-name="T16">20.04.</text:span><text:span text:style-name="T59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7">20.</text:span><text:span text:style-name="T55">04</text:span></text:p>
      <text:p text:style-name="P12">Manjaro: 20.<text:span text:style-name="T41">2.</text:span><text:span text:style-name="T45">1</text:span></text:p>
      <text:p text:style-name="P6">Arch: <text:span text:style-name="T67">3/1/21</text:span></text:p>
      <text:p text:style-name="P7">Debian (Stable): 10.<text:span text:style-name="T60">8</text:span><text:span text:style-name="T13">.0</text:span></text:p>
      <text:p text:style-name="P13">OpenSuse (Leap): 15.<text:span text:style-name="T30">2</text:span></text:p>
      <text:p text:style-name="P8">Visual Studio: 2019</text:p>
      <text:p text:style-name="P3">FileZilla Client: 3.<text:span text:style-name="T34">5</text:span><text:span text:style-name="T74">3.0</text:span></text:p>
      <text:p text:style-name="P2">Notepad ++: 7.<text:span text:style-name="T35">9.</text:span><text:span text:style-name="T75">4</text:span></text:p>
      <text:p text:style-name="P2">Brackets: <text:span text:style-name="T2">1.14.</text:span><text:span text:style-name="T25">2 (Windows and Mac) 1.14.1 (Linux)</text:span></text:p>
      <text:p text:style-name="P2"><text:soft-page-break/>Rufus: 3.<text:span text:style-name="T18">1</text:span><text:span text:style-name="T39">3</text:span></text:p>
      <text:p text:style-name="P4">VirtualBox: 6.<text:span text:style-name="T7">1.</text:span><text:span text:style-name="T26">1</text:span><text:span text:style-name="T51">8</text:span></text:p>
      <text:p text:style-name="P2">Sharex: <text:span text:style-name="T2">13.</text:span><text:span text:style-name="T43">4</text:span><text:span text:style-name="T38">.0</text:span></text:p>
      <text:p text:style-name="P2">XDM:<text:span text:style-name="T11"> 7.2.1</text:span><text:span text:style-name="T33">1</text:span></text:p>
      <text:p text:style-name="P2">Vivaldi: <text:span text:style-name="T19">3.</text:span><text:span text:style-name="T76">7</text:span></text:p>
      <text:p text:style-name="P2">7-zip: <text:span text:style-name="T9">2</text:span><text:span text:style-name="T52">1.0</text:span><text:span text:style-name="T70">1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3-19T19:51:31.095175916</dc:date>
    <meta:editing-duration>P1DT18H37M38S</meta:editing-duration>
    <meta:editing-cycles>335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1" meta:non-whitespace-character-count="569"/>
  </office:meta>
</office:document-meta>
</file>